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20100000198000001A61E856754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99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c99ff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073cm"/>
    </style:style>
    <style:style style:name="gr5" style:family="graphic" style:parent-style-name="standard">
      <style:graphic-properties svg:stroke-color="#cc99f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11cm" svg:height="13.141cm" svg:x="4.489cm" svg:y="9.859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1.5cm" svg:height="6.5cm" svg:x="14.5cm" svg:y="9.859cm">
          <text:p/>
        </draw:rect>
        <draw:line draw:style-name="gr3" draw:text-style-name="P1" draw:layer="layout" svg:x1="15.5cm" svg:y1="9.859cm" svg:x2="15.5cm" svg:y2="7.859cm">
          <text:p/>
        </draw:line>
        <draw:frame draw:style-name="gr4" draw:text-style-name="P2" draw:layer="layout" svg:width="7.5cm" svg:height="4.323cm" svg:x="11.784cm" svg:y="3.859cm">
          <draw:text-box>
            <text:p><text:span text:style-name="T1">LS_OVEST, LS_SUD, LS_EST, LS_NORD</text:span></text:p>
            <text:p><text:span text:style-name="T2">Grove 4 pins connector used to connect the line sensors to the motor board</text:span></text:p>
          </draw:text-box>
        </draw:frame>
        <draw:rect draw:style-name="gr5" draw:text-style-name="P1" draw:layer="layout" svg:width="8cm" svg:height="4cm" svg:x="11.784cm" svg:y="3.859cm">
          <text:p/>
        </draw:rect>
        <draw:frame draw:style-name="gr1" draw:text-style-name="P1" draw:layer="layout" svg:width="8.5cm" svg:height="8.791cm" svg:x="2.5cm" svg:y="1cm">
          <draw:image xlink:href="Pictures/1000020100000198000001A61E8567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7M18S</meta:editing-duration>
    <meta:editing-cycles>4</meta:editing-cycles>
    <meta:generator>OpenOffice/4.1.6$Win32 OpenOffice.org_project/416m1$Build-9790</meta:generator>
    <dc:date>2019-06-25T16:43:41.65</dc:date>
    <dc:creator>Siria Sannino</dc:creator>
    <meta:document-statistic meta:object-count="6"/>
  </office:meta>
</office:document-meta>
</file>